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Subtitle">
      <style:text-properties style:font-name="Calibri" fo:language="en" fo:country="US"/>
    </style:style>
    <style:style style:name="P3" style:family="paragraph" style:parent-style-name="Text_20_body">
      <style:text-properties style:font-name="Calibri"/>
    </style:style>
    <style:style style:name="P4" style:family="paragraph" style:parent-style-name="Text_20_body">
      <style:text-properties style:font-name="Calibri" fo:language="en" fo:country="US"/>
    </style:style>
    <style:style style:name="P5" style:family="paragraph" style:parent-style-name="Heading_20_1">
      <style:text-properties fo:language="en" fo:country="US"/>
    </style:style>
    <style:style style:name="P6" style:family="paragraph" style:parent-style-name="Text_20_body">
      <style:text-properties style:font-name="Calibri" fo:language="en" fo:country="US"/>
    </style:style>
    <style:style style:name="P7" style:family="paragraph" style:parent-style-name="Text_20_body" style:list-style-name="L1">
      <style:text-properties style:font-name="Calibri" fo:language="en" fo:country="US"/>
    </style:style>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documentation of the 3D Objects</text:p>
      <text:p text:style-name="P2">Author: Jeannine Oertel</text:p>
      <text:p text:style-name="P4"/>
      <text:h text:style-name="P5" text:outline-level="1">3D Library</text:h>
      <text:p text:style-name="P4">In this library you will find objects which are not included in our Unity project.</text:p>
      <text:p text:style-name="P4">Our 3D library includes many Objects in different categories:</text:p>
      <text:list xml:id="list3055739573878897566" text:style-name="L1">
        <text:list-item>
          <text:p text:style-name="P7">accessories (common, pillows, veils...)</text:p>
        </text:list-item>
        <text:list-item>
          <text:p text:style-name="P7">blocks (Lego, cubes)</text:p>
        </text:list-item>
        <text:list-item>
          <text:p text:style-name="P7">cars</text:p>
        </text:list-item>
        <text:list-item>
          <text:p text:style-name="P7">childVersion1 (this is our first version of the child felice)</text:p>
        </text:list-item>
        <text:list-item>
          <text:p text:style-name="P7">felice (the first animations of felice)</text:p>
        </text:list-item>
        <text:list-item>
          <text:p text:style-name="P7">neuron</text:p>
        </text:list-item>
        <text:list-item>
          <text:p text:style-name="P7">pens</text:p>
        </text:list-item>
        <text:list-item>
          <text:p text:style-name="P7">sweets</text:p>
        </text:list-item>
        <text:list-item>
          <text:p text:style-name="P7">toys</text:p>
        </text:list-item>
      </text:list>
      <text:p text:style-name="P4"/>
      <text:p text:style-name="P4">The pictures (.jpg) show you the look of the objects. So you do not have to open every object. The files are → .3DS, .blend, .fbx</text:p>
      <text:p text:style-name="P4">The fbx format is the best format for exporting and importing objects. This format supports as the only one the import of animations into Unity. For example, the maya (and 3DS) format do not support animations. However, these formats should not even be used for simple 3d objects as they need the maya software for opening these objects.</text:p>
      <text:p text:style-name="P4"/>
      <text:h text:style-name="P5" text:outline-level="1">Textures in Max 3d</text:h>
      <text:p text:style-name="P4">In Max 3D you can change or rename the materials and textures of your objects. Also you can increase or decrease them. </text:p>
      <text:p text:style-name="P4">These three links will show how to work with textures and materials in Max 3D and how to export them.</text:p>
      <text:p text:style-name="P4"/>
      <text:p text:style-name="Text_20_body"><text:a xlink:type="simple" xlink:href="http://www.youtube.com/watch?v=zLMv1KUy8ZQ" text:style-name="Internet_20_link" text:visited-style-name="Visited_20_Internet_20_Link">http://www.youtube.com/watch?v=zLMv1KUy8ZQ</text:a><text:span text:style-name="T1"> </text:span></text:p>
      <text:p text:style-name="Text_20_body"><text:a xlink:type="simple" xlink:href="http://www.youtube.com/watch?v=5lSANYBzQAI" text:style-name="Internet_20_link" text:visited-style-name="Visited_20_Internet_20_Link">http://www.youtube.com/watch?v=5lSANYBzQAI</text:a><text:span text:style-name="T1"> </text:span></text:p>
      <text:p text:style-name="P3"><text:a xlink:type="simple" xlink:href="http://www.youtube.com/watch?v=VNaXrWcbQfw" text:style-name="Internet_20_link" text:visited-style-name="Visited_20_Internet_20_Link">http://www.youtube.com/watch?v=VNaXrWcbQfw</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2-16T15:10:08.86</meta:creation-date>
    <dc:date>2015-10-02T18:05:17.69</dc:date>
    <meta:editing-duration>PT5H39M3S</meta:editing-duration>
    <meta:editing-cycles>7</meta:editing-cycles>
    <meta:generator>OpenOffice/4.1.1$Win32 OpenOffice.org_project/411m6$Build-9775</meta:generator>
    <meta:document-statistic meta:table-count="0" meta:image-count="0" meta:object-count="0" meta:page-count="1" meta:paragraph-count="22" meta:word-count="205" meta:character-count="1246"/>
    <dc:creator>Frank Witscher</dc:creator>
  </office:meta>
</office:document-meta>
</file>